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cb56" officeooo:paragraph-rsid="0007cb5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8b783" officeooo:paragraph-rsid="0008b783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7cb56" officeooo:paragraph-rsid="0007cb56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07cb56" officeooo:paragraph-rsid="0007cb56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0874c5" officeooo:paragraph-rsid="000874c5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874c5" officeooo:paragraph-rsid="000874c5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09ee93" officeooo:paragraph-rsid="0009ee93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b0f8c" officeooo:paragraph-rsid="000b0f8c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b0f8c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874c5" style:font-style-asian="normal" style:font-style-complex="normal"/>
    </style:style>
    <style:style style:name="T6" style:family="text">
      <style:text-properties fo:font-style="normal" officeooo:rsid="0008b783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b0f8c" style:font-style-asian="normal" style:font-weight-asian="normal" style:font-style-complex="normal" style:font-weight-complex="normal"/>
    </style:style>
    <style:style style:name="T9" style:family="text">
      <style:text-properties officeooo:rsid="000874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rutura</text:p>
      <text:p text:style-name="P3">A estrutura se consiste em:</text:p>
      <text:list xml:id="list6796619629304812482" text:style-name="L1">
        <text:list-item>
          <text:p text:style-name="P4">O vídeo sai da camêra de segurança e vai para o kluster do Kafka, um producer do Kafka recebe esse vídeo e insere em um tópico específico.</text:p>
        </text:list-item>
        <text:list-item>
          <text:p text:style-name="P4">Um<text:span text:style-name="T9">a</text:span> <text:span text:style-name="T9">stream</text:span> acessa esse mesmo tópico e envia para o IPFS, que armazena o vídeo e retorna um <text:span text:style-name="T1">hash </text:span><text:span text:style-name="T5">outra tópico especifico </text:span><text:span text:style-name="T4">que será usado para acessar o vídeo posteriormente.</text:span></text:p>
        </text:list-item>
        <text:list-item>
          <text:p text:style-name="P5"><text:span text:style-name="T4">Um terceiro consumer acessar o tópico contendo os hash </text:span><text:span text:style-name="T6">do vídeo armazenado no IPFS </text:span><text:span text:style-name="T4">e o envia </text:span><text:span text:style-name="T6">para o F</text:span><text:span text:style-name="T4">abric.</text:span></text:p>
        </text:list-item>
      </text:list>
      <text:p text:style-name="P6"><text:span text:style-name="T4"/></text:p>
      <text:p text:style-name="P2"><text:span text:style-name="T4">Topologia</text:span></text:p>
      <text:p text:style-name="P7"><text:span text:style-name="T7">Cada camêra de segurança tera uma aplicação própria para enviar os dados para o producer do Kafka.</text:span></text:p>
      <text:p text:style-name="P7"><text:span text:style-name="T7">Uma aplicação para cada camêra.</text:span></text:p>
      <text:p text:style-name="P7"><text:span text:style-name="T7">Um producer para receber os vídeos.</text:span></text:p>
      <text:p text:style-name="P7"><text:span text:style-name="T7">Um streamer para enviar os dados dos tópicos de vídeos </text:span><text:span text:style-name="T8">para o IPFS e inserir o </text:span><text:span text:style-name="T3">hash </text:span><text:span text:style-name="T8">dos vídeos no tópico de </text:span><text:span text:style-name="T3">hash </text:span><text:span text:style-name="T8">dos vídeos</text:span></text:p>
      <text:p text:style-name="P8"><text:span text:style-name="T7">Um consumer para enviar os </text:span><text:span text:style-name="T2">hash </text:span><text:span text:style-name="T7">do tópico de hashs para o Fabric.</text:span></text:p>
      <text:p text:style-name="P8"><text:span text:style-name="T7"/></text:p>
      <text:p text:style-name="P8"><text:span text:style-name="T7"/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3:31:39.335591806</meta:creation-date>
    <dc:date>2019-06-09T14:43:19.543832105</dc:date>
    <meta:editing-duration>PT19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53" meta:character-count="816" meta:non-whitespace-character-count="677"/>
  </office:meta>
</office:document-meta>
</file>